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fd10" officeooo:paragraph-rsid="0003fd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 tren japonés bate el récord mundial de velocidad con 590 km/hora</text:p>
      <text:p text:style-name="P1">Un tren nipón de levitación magnética alcanzó este jueves los 590 kilómetros por hora en un recorrido de pruebas, lo que marca un nuevo récord mundial de velocidad para este tipo de vehículos, anunció la compañía ferroviaria JR Central.</text:p>
      <text:p text:style-name="P1">La empresa nipona batió así la hasta ahora velocidad máxima registrada por un tren con conductor, de 581 kilómetros por hora, lograda por otro de sus trenes «Maglev» («magnetic levitation») en diciembre de 2003.</text:p>
      <text:p text:style-name="P1">JR Central estableció este récord con un nuevo modelo «Maglev» en su línea de pruebas situada en Yamanashi (centro), según explicó en un comunicado.</text:p>
      <text:p text:style-name="P1">Su último modelo de «Maglev» ha recorrido más de un millón de kilómetros en su actual fase de pruebas, según detalló la compañía, que prevé abrir en 2027 la primera línea operada por un tren de levitación magnética en este país.</text:p>
      <text:p text:style-name="P1">Los trenes «Maglev» funcionan a través de un sistema de levitación magnética que usa motores lineales instalados cerca de los raíles. El campo magnético permite que el tren se eleve hasta 10 centímetros por encima de los raíles, lo que elimina el contacto y deja al aire como único elemento de rozamiento, favoreciendo así la velocidad.</text:p>
      <text:p text:style-name="P1">El proyecto tendrá un coste estimado de 9 billones de yenes (unos 66.600 millones de euros), según la compañí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08:44:51.458000000</meta:creation-date>
    <dc:date>2016-04-29T08:44:59.048000000</dc:date>
    <meta:editing-duration>P0D</meta:editing-duration>
    <meta:editing-cycles>1</meta:editing-cycles>
    <meta:document-statistic meta:table-count="0" meta:image-count="0" meta:object-count="0" meta:page-count="1" meta:paragraph-count="7" meta:word-count="225" meta:character-count="1337" meta:non-whitespace-character-count="1119"/>
    <meta:generator>LibreOffice/4.2.4.2$Windows_x86 LibreOffice_project/63150712c6d317d27ce2db16eb94c2f3d7b699f8</meta:generator>
  </office:meta>
</office:document-meta>
</file>